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0年2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4"/>February - 2011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30498" calcext:value-type="float">
            <text:p><text:s/>530,498 </text:p>
          </table:table-cell>
          <table:table-cell table:style-name="ce30" office:value-type="float" office:value="1687" calcext:value-type="float">
            <text:p><text:s/>1,687 </text:p>
          </table:table-cell>
          <table:table-cell table:style-name="ce30" office:value-type="float" office:value="27366" calcext:value-type="float">
            <text:p><text:s/>27,36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497903" calcext:value-type="float">
            <text:p><text:s/>497,90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62" calcext:value-type="float">
            <text:p><text:s/>962 </text:p>
          </table:table-cell>
          <table:table-cell table:style-name="ce30" office:value-type="float" office:value="2828" calcext:value-type="float">
            <text:p><text:s/>2,82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8" calcext:value-type="float">
            <text:p><text:s/>198 </text:p>
          </table:table-cell>
          <table:table-cell table:style-name="ce30" office:value-type="float" office:value="2916" calcext:value-type="float">
            <text:p><text:s/>2,916 </text:p>
          </table:table-cell>
          <table:table-cell table:style-name="ce30" office:value-type="float" office:value="2401" calcext:value-type="float">
            <text:p><text:s/>2,401 </text:p>
          </table:table-cell>
          <table:table-cell table:style-name="ce30" office:value-type="float" office:value="515" calcext:value-type="float">
            <text:p><text:s/>515 </text:p>
          </table:table-cell>
          <table:table-cell table:style-name="ce30" office:value-type="float" office:value="33" calcext:value-type="float">
            <text:p><text:s/>33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68379" calcext:value-type="float">
            <text:p><text:s/>168,379 </text:p>
          </table:table-cell>
          <table:table-cell table:style-name="ce30" office:value-type="float" office:value="740" calcext:value-type="float">
            <text:p><text:s/>740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5943" calcext:value-type="float">
            <text:p><text:s/>165,94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89" calcext:value-type="float">
            <text:p><text:s/>689 </text:p>
          </table:table-cell>
          <table:table-cell table:style-name="ce30" office:value-type="float" office:value="1216" calcext:value-type="float">
            <text:p><text:s/>1,21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4" calcext:value-type="float">
            <text:p><text:s/>24 </text:p>
          </table:table-cell>
          <table:table-cell table:style-name="ce30" office:value-type="float" office:value="1247" calcext:value-type="float">
            <text:p><text:s/>1,247 </text:p>
          </table:table-cell>
          <table:table-cell table:style-name="ce30" office:value-type="float" office:value="1220" calcext:value-type="float">
            <text:p><text:s/>1,220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394" calcext:value-type="float">
            <text:p><text:s/>81,394 </text:p>
          </table:table-cell>
          <table:table-cell table:style-name="ce30" office:value-type="float" office:value="263" calcext:value-type="float">
            <text:p><text:s/>263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305" calcext:value-type="float">
            <text:p><text:s/>74,30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5" calcext:value-type="float">
            <text:p><text:s/>115 </text:p>
          </table:table-cell>
          <table:table-cell table:style-name="ce30" office:value-type="float" office:value="304" calcext:value-type="float">
            <text:p><text:s/>30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3" calcext:value-type="float">
            <text:p><text:s/>33 </text:p>
          </table:table-cell>
          <table:table-cell table:style-name="ce30" office:value-type="float" office:value="320" calcext:value-type="float">
            <text:p><text:s/>320 </text:p>
          </table:table-cell>
          <table:table-cell table:style-name="ce30" office:value-type="float" office:value="205" calcext:value-type="float">
            <text:p><text:s/>205 </text:p>
          </table:table-cell>
          <table:table-cell table:style-name="ce30" office:value-type="float" office:value="115" calcext:value-type="float">
            <text:p><text:s/>115 </text:p>
          </table:table-cell>
          <table:table-cell table:style-name="ce30" office:value-type="float" office:value="13" calcext:value-type="float">
            <text:p><text:s/>13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3441" calcext:value-type="float">
            <text:p><text:s/>43,441 </text:p>
          </table:table-cell>
          <table:table-cell table:style-name="ce30" office:value-type="float" office:value="82" calcext:value-type="float">
            <text:p><text:s/>82 </text:p>
          </table:table-cell>
          <table:table-cell table:style-name="ce30" office:value-type="float" office:value="6306" calcext:value-type="float">
            <text:p><text:s/>6,3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6917" calcext:value-type="float">
            <text:p><text:s/>36,91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7" calcext:value-type="float">
            <text:p><text:s/>37 </text:p>
          </table:table-cell>
          <table:table-cell table:style-name="ce30" office:value-type="float" office:value="117" calcext:value-type="float">
            <text:p><text:s/>11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141" calcext:value-type="float">
            <text:p><text:s/>141 </text:p>
          </table:table-cell>
          <table:table-cell table:style-name="ce30" office:value-type="float" office:value="101" calcext:value-type="float">
            <text:p><text:s/>101 </text:p>
          </table:table-cell>
          <table:table-cell table:style-name="ce30" office:value-type="float" office:value="40" calcext:value-type="float">
            <text:p><text:s/>4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19604" calcext:value-type="float">
            <text:p><text:s/>19,604 </text:p>
          </table:table-cell>
          <table:table-cell table:style-name="ce30" office:value-type="float" office:value="44" calcext:value-type="float">
            <text:p><text:s/>44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5882" calcext:value-type="float">
            <text:p><text:s/>15,88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3" calcext:value-type="float">
            <text:p><text:s/>43 </text:p>
          </table:table-cell>
          <table:table-cell table:style-name="ce30" office:value-type="float" office:value="46" calcext:value-type="float">
            <text:p><text:s/>4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68" calcext:value-type="float">
            <text:p><text:s/>68 </text:p>
          </table:table-cell>
          <table:table-cell table:style-name="ce30" office:value-type="float" office:value="67" calcext:value-type="float">
            <text:p><text:s/>67 </text:p>
          </table:table-cell>
          <table:table-cell table:style-name="ce30" office:value-type="float" office:value="1" calcext:value-type="float">
            <text:p><text:s/>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09204" calcext:value-type="float">
            <text:p><text:s/>109,204 </text:p>
          </table:table-cell>
          <table:table-cell table:style-name="ce30" office:value-type="float" office:value="459" calcext:value-type="float">
            <text:p><text:s/>459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07937" calcext:value-type="float">
            <text:p><text:s/>107,93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4" calcext:value-type="float">
            <text:p><text:s/>34 </text:p>
          </table:table-cell>
          <table:table-cell table:style-name="ce30" office:value-type="float" office:value="646" calcext:value-type="float">
            <text:p><text:s/>64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8" calcext:value-type="float">
            <text:p><text:s/>118 </text:p>
          </table:table-cell>
          <table:table-cell table:style-name="ce30" office:value-type="float" office:value="759" calcext:value-type="float">
            <text:p><text:s/>759 </text:p>
          </table:table-cell>
          <table:table-cell table:style-name="ce30" office:value-type="float" office:value="452" calcext:value-type="float">
            <text:p><text:s/>452 </text:p>
          </table:table-cell>
          <table:table-cell table:style-name="ce30" office:value-type="float" office:value="307" calcext:value-type="float">
            <text:p><text:s/>307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06042" calcext:value-type="float">
            <text:p><text:s/>106,042 </text:p>
          </table:table-cell>
          <table:table-cell table:style-name="ce30" office:value-type="float" office:value="99" calcext:value-type="float">
            <text:p><text:s/>99 </text:p>
          </table:table-cell>
          <table:table-cell table:style-name="ce30" office:value-type="float" office:value="10221" calcext:value-type="float">
            <text:p><text:s/>10,22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94981" calcext:value-type="float">
            <text:p><text:s/>94,98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4" calcext:value-type="float">
            <text:p><text:s/>44 </text:p>
          </table:table-cell>
          <table:table-cell table:style-name="ce30" office:value-type="float" office:value="496" calcext:value-type="float">
            <text:p><text:s/>49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369" calcext:value-type="float">
            <text:p><text:s/>369 </text:p>
          </table:table-cell>
          <table:table-cell table:style-name="ce30" office:value-type="float" office:value="344" calcext:value-type="float">
            <text:p><text:s/>344 </text:p>
          </table:table-cell>
          <table:table-cell table:style-name="ce30" office:value-type="float" office:value="25" calcext:value-type="float">
            <text:p><text:s/>25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491" calcext:value-type="float">
            <text:p><text:s/>2,49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12" calcext:value-type="float">
            <text:p><text:s/>81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1344" calcext:value-type="float">
            <text:p><text:s/>31,344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208" calcext:value-type="float">
            <text:p><text:s/>30,20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255" calcext:value-type="float">
            <text:p><text:s/>2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48" calcext:value-type="float">
            <text:p><text:s/>148 </text:p>
          </table:table-cell>
          <table:table-cell table:style-name="ce31" office:value-type="float" office:value="147" calcext:value-type="float">
            <text:p><text:s/>14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264" calcext:value-type="float">
            <text:p><text:s/>4,26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95" calcext:value-type="float">
            <text:p><text:s/>3,09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59" calcext:value-type="float">
            <text:p><text:s/>59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537" calcext:value-type="float">
            <text:p><text:s/>1,537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74" calcext:value-type="float">
            <text:p><text:s/>1,47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53" calcext:value-type="float">
            <text:p><text:s/>5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19" calcext:value-type="float">
            <text:p><text:s/>5,019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54" calcext:value-type="float">
            <text:p><text:s/>4,75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733" calcext:value-type="float">
            <text:p><text:s/>1,7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14" calcext:value-type="float">
            <text:p><text:s/>1,6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70" calcext:value-type="float">
            <text:p><text:s/>2,0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46" calcext:value-type="float">
            <text:p><text:s/>1,7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190" calcext:value-type="float">
            <text:p><text:s/>2,19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11" calcext:value-type="float">
            <text:p><text:s/>1,8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72" calcext:value-type="float">
            <text:p><text:s/>12,972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08" calcext:value-type="float">
            <text:p><text:s/>12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40" calcext:value-type="float">
            <text:p><text:s/>44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428" calcext:value-type="float">
            <text:p><text:s/>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68" calcext:value-type="float">
            <text:p><text:s/>2,568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58" calcext:value-type="float">
            <text:p><text:s/>2,55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24" calcext:value-type="float">
            <text:p><text:s/>24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34" calcext:value-type="float">
            <text:p><text:s/>17,034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085" calcext:value-type="float">
            <text:p><text:s/>16,08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564" calcext:value-type="float">
            <text:p><text:s/>6,564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403" calcext:value-type="float">
            <text:p><text:s/>4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6021" calcext:value-type="float">
            <text:p><text:s/>6,0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82" calcext:value-type="float">
            <text:p><text:s/>82 </text:p>
          </table:table-cell>
          <table:table-cell table:style-name="ce31" office:value-type="float" office:value="80" calcext:value-type="float">
            <text:p><text:s/>80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92" calcext:value-type="float">
            <text:p><text:s/>15,792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47" calcext:value-type="float">
            <text:p><text:s/>12,2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434" calcext:value-type="float">
            <text:p><text:s/>2,43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938" calcext:value-type="float">
            <text:p><text:s/>1,93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2" calcext:value-type="float">
            <text:p><text:s/>1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929" calcext:value-type="float">
            <text:p><text:s/>1,92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915" calcext:value-type="float">
            <text:p><text:s/>1,9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05" calcext:value-type="float">
            <text:p><text:s/>50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1-04-20T10:16:25</dc:date>
    <meta:print-date>2007-08-08T17:17:22</meta:print-date>
    <meta:document-statistic meta:table-count="1" meta:cell-count="483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